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7cm" fo:break-before="auto" style:use-optimal-row-height="true"/>
    </style:style>
    <style:style style:name="ro8" style:family="table-row">
      <style:table-row-properties style:row-height="0.43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157"/>
    <style:style style:name="ce9" style:family="table-cell" style:parent-style-name="Default">
      <style:table-cell-properties fo:border-bottom="0.002cm solid #000000" fo:border-left="none" fo:border-right="none" style:rotation-angle="0" fo:border-top="none"/>
    </style:style>
    <style:style style:name="ce10" style:family="table-cell" style:parent-style-name="Default" style:data-style-name="N40"/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4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5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7" office:value-type="float" office:value="245153">
            <text:p>245153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三輪大知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8" office:value-type="date" office:date-value="2014-06-20">
            <text:p>6月2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2" office:value-type="time" office:time-value="PT15H00M00S">
            <text:p>15:00</text:p>
          </table:table-cell>
          <table:table-cell table:style-name="ce12" office:value-type="time" office:time-value="PT15H05M00S">
            <text:p>15:05</text:p>
          </table:table-cell>
          <table:table-cell table:style-name="ce12" office:value-type="time" office:time-value="PT15H10M00S">
            <text:p>15:10</text:p>
          </table:table-cell>
          <table:table-cell table:style-name="ce12" office:value-type="time" office:time-value="PT15H15M00S">
            <text:p>15:15</text:p>
          </table:table-cell>
          <table:table-cell table:style-name="ce12" office:value-type="time" office:time-value="PT15H20M00S">
            <text:p>15:20</text:p>
          </table:table-cell>
          <table:table-cell table:style-name="ce12" office:value-type="time" office:time-value="PT15H25M00S">
            <text:p>15:25</text:p>
          </table:table-cell>
          <table:table-cell table:style-name="ce12" office:value-type="time" office:time-value="PT15H30M00S">
            <text:p>15:30</text:p>
          </table:table-cell>
          <table:table-cell table:style-name="ce12" office:value-type="time" office:time-value="PT15H35M00S">
            <text:p>15:35</text:p>
          </table:table-cell>
          <table:table-cell table:style-name="ce12" office:value-type="time" office:time-value="PT15H40M00S">
            <text:p>15:40</text:p>
          </table:table-cell>
          <table:table-cell table:style-name="ce12" office:value-type="time" office:time-value="PT15H45M00S">
            <text:p>15:45</text:p>
          </table:table-cell>
          <table:table-cell table:style-name="ce12" office:value-type="time" office:time-value="PT15H50M00S">
            <text:p>15:50</text:p>
          </table:table-cell>
          <table:table-cell table:style-name="ce12" office:value-type="time" office:time-value="PT15H55M00S">
            <text:p>15:55</text:p>
          </table:table-cell>
          <table:table-cell table:style-name="ce12" office:value-type="time" office:time-value="PT16H00M00S">
            <text:p>16:00</text:p>
          </table:table-cell>
          <table:table-cell table:style-name="ce12" office:value-type="time" office:time-value="PT16H05M00S">
            <text:p>16:05</text:p>
          </table:table-cell>
          <table:table-cell table:style-name="ce12" office:value-type="time" office:time-value="PT16H10M00S">
            <text:p>16:10</text:p>
          </table:table-cell>
          <table:table-cell table:style-name="ce12" office:value-type="time" office:time-value="PT16H15M00S">
            <text:p>16:15</text:p>
          </table:table-cell>
          <table:table-cell table:style-name="ce12" office:value-type="time" office:time-value="PT16H20M00S">
            <text:p>16:20</text:p>
          </table:table-cell>
          <table:table-cell table:style-name="ce12" office:value-type="time" office:time-value="PT16H25M00S">
            <text:p>16:25</text:p>
          </table:table-cell>
          <table:table-cell table:style-name="ce12" office:value-type="time" office:time-value="PT16H30M00S">
            <text:p>16:30</text:p>
          </table:table-cell>
          <table:table-cell table:style-name="ce12" office:value-type="time" office:time-value="PT16H35M00S">
            <text:p>16:35</text:p>
          </table:table-cell>
          <table:table-cell table:style-name="ce12" office:value-type="time" office:time-value="PT16H40M00S">
            <text:p>16:40</text:p>
          </table:table-cell>
          <table:table-cell table:style-name="ce12" office:value-type="time" office:time-value="PT16H45M00S">
            <text:p>16:45</text:p>
          </table:table-cell>
          <table:table-cell table:style-name="ce12" office:value-type="time" office:time-value="PT16H50M00S">
            <text:p>16:50</text:p>
          </table:table-cell>
          <table:table-cell table:style-name="ce12" office:value-type="time" office:time-value="PT16H55M00S">
            <text:p>16:55</text:p>
          </table:table-cell>
          <table:table-cell table:style-name="ce12" office:value-type="time" office:time-value="PT17H00M00S">
            <text:p>17:00</text:p>
          </table:table-cell>
          <table:table-cell table:style-name="ce12" office:value-type="time" office:time-value="PT17H05M00S">
            <text:p>17:05</text:p>
          </table:table-cell>
          <table:table-cell table:style-name="ce12" office:value-type="time" office:time-value="PT17H10M00S">
            <text:p>17:10</text:p>
          </table:table-cell>
          <table:table-cell table:style-name="ce12" office:value-type="time" office:time-value="PT17H15M00S">
            <text:p>17:15</text:p>
          </table:table-cell>
          <table:table-cell table:style-name="ce12" office:value-type="time" office:time-value="PT17H20M00S">
            <text:p>17:20</text:p>
          </table:table-cell>
          <table:table-cell table:style-name="ce12" office:value-type="time" office:time-value="PT17H25M00S">
            <text:p>17:25</text:p>
          </table:table-cell>
          <table:table-cell table:style-name="ce12" office:value-type="time" office:time-value="PT17H30M00S">
            <text:p>17:30</text:p>
          </table:table-cell>
          <table:table-cell table:style-name="ce12" office:value-type="time" office:time-value="PT17H35M00S">
            <text:p>17:35</text:p>
          </table:table-cell>
          <table:table-cell table:style-name="ce12" office:value-type="time" office:time-value="PT17H40M00S">
            <text:p>17:40</text:p>
          </table:table-cell>
          <table:table-cell table:style-name="ce12" office:value-type="time" office:time-value="PT17H45M00S">
            <text:p>17:45</text:p>
          </table:table-cell>
          <table:table-cell table:style-name="ce12" office:value-type="time" office:time-value="PT17H50M00S">
            <text:p>17:50</text:p>
          </table:table-cell>
          <table:table-cell table:style-name="ce12" office:value-type="time" office:time-value="PT17H55M00S">
            <text:p>17:55</text:p>
          </table:table-cell>
          <table:table-cell table:style-name="ce12" office:value-type="time" office:time-value="PT18H00M00S">
            <text:p>18:00</text:p>
          </table:table-cell>
          <table:table-cell table:style-name="ce12" office:value-type="time" office:time-value="PT18H05M00S">
            <text:p>18:05</text:p>
          </table:table-cell>
          <table:table-cell table:style-name="ce12" office:value-type="time" office:time-value="PT18H10M00S">
            <text:p>18:10</text:p>
          </table:table-cell>
          <table:table-cell table:style-name="ce12" office:value-type="time" office:time-value="PT18H15M00S">
            <text:p>18:15</text:p>
          </table:table-cell>
          <table:table-cell table:style-name="ce12" office:value-type="time" office:time-value="PT18H20M00S">
            <text:p>18:20</text:p>
          </table:table-cell>
          <table:table-cell table:style-name="ce12" office:value-type="time" office:time-value="PT18H25M00S">
            <text:p>18:25</text:p>
          </table:table-cell>
          <table:table-cell table:style-name="ce12" office:value-type="time" office:time-value="PT18H30M00S">
            <text:p>18:30</text:p>
          </table:table-cell>
          <table:table-cell table:style-name="ce12" office:value-type="time" office:time-value="PT18H35M00S">
            <text:p>18:35</text:p>
          </table:table-cell>
          <table:table-cell table:style-name="ce12" office:value-type="time" office:time-value="PT18H40M00S">
            <text:p>18:40</text:p>
          </table:table-cell>
          <table:table-cell table:style-name="ce12" office:value-type="time" office:time-value="PT18H45M00S">
            <text:p>18:45</text:p>
          </table:table-cell>
          <table:table-cell table:style-name="ce12" office:value-type="time" office:time-value="PT18H50M00S">
            <text:p>18:50</text:p>
          </table:table-cell>
          <table:table-cell table:style-name="ce12" office:value-type="time" office:time-value="PT18H55M00S">
            <text:p>18:55</text:p>
          </table:table-cell>
          <table:table-cell table:style-name="ce12" office:value-type="time" office:time-value="PT19H00M00S">
            <text:p>19:00</text:p>
          </table:table-cell>
          <table:table-cell table:style-name="ce12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4" office:value-type="string">
            <text:p>タスク番号</text:p>
          </table:table-cell>
          <table:table-cell table:style-name="ce9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 office:value-type="string">
            <text:p>日付</text:p>
          </table:table-cell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1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8">
          <table:table-cell/>
          <table:table-cell table:style-name="ce5"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7">
          <table:table-cell/>
          <table:table-cell table:style-name="ce5" office:value-type="float" office:value="4.2">
            <text:p>4.2</text:p>
          </table:table-cell>
          <table:table-cell office:value-type="string">
            <text:p>内部設計書のレビュ</text:p>
          </table:table-cell>
          <table:table-cell office:value-type="string">
            <text:p>全員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7">
          <table:table-cell/>
          <table:table-cell table:style-name="ce5" office:value-type="float" office:value="4.3">
            <text:p>4.3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style-name="ce13" table:number-columns-repeated="50"/>
          <table:table-cell table:number-columns-repeated="966"/>
        </table:table-row>
        <table:table-row table:style-name="ro9">
          <table:table-cell/>
          <table:table-cell table:style-name="ce5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4" table:number-columns-repeated="49"/>
          <table:table-cell table:number-columns-repeated="967"/>
        </table:table-row>
        <table:table-row table:style-name="ro8">
          <table:table-cell office:value-type="string">
            <text:p>作業記録</text:p>
          </table:table-cell>
          <table:table-cell table:style-name="ce4" office:value-type="string">
            <text:p>タスク番号</text:p>
          </table:table-cell>
          <table:table-cell table:style-name="ce4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/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1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7">
          <table:table-cell/>
          <table:table-cell table:style-name="ce6"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7">
          <table:table-cell table:style-name="ce3"/>
          <table:table-cell table:style-name="ce5" office:value-type="float" office:value="4.2">
            <text:p>4.2</text:p>
          </table:table-cell>
          <table:table-cell office:value-type="string">
            <text:p>内部設計書のレビュ</text:p>
          </table:table-cell>
          <table:table-cell office:value-type="string">
            <text:p>全員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7">
          <table:table-cell table:style-name="ce3"/>
          <table:table-cell table:style-name="ce5" office:value-type="float" office:value="4.3">
            <text:p>4.3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8" office:value-type="date" office:date-value="2014-06-20">
            <text:p>6月20日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style-name="ce15" table:number-columns-repeated="50"/>
          <table:table-cell table:number-columns-repeated="966"/>
        </table:table-row>
        <table:table-row table:style-name="ro9">
          <table:table-cell/>
          <table:table-cell table:style-name="ce5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継続したい点：</text:p>
          </table:table-cell>
          <table:table-cell office:value-type="string">
            <text:p>2人で別々にするのではなく話し合いながら協力してできたこと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おばけ村を参考にしているが、わかりにくいのでimport文を略さずに書き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office:value-type="string">
            <text:p>build.xml、MakeFileなどを作成しこれでコンパイル、実行できるようにした。これによりjarファイルを作成できるようになっ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2014/06/20</text:date>, <text:time>18:04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0:24</meta:creation-date>
    <meta:editing-duration>PT1H53M21S</meta:editing-duration>
    <meta:editing-cycles>7</meta:editing-cycles>
    <meta:generator>OpenOffice/4.0.1$Unix OpenOffice.org_project/401m5$Build-9714</meta:generator>
    <meta:initial-creator>山田 用事</meta:initial-creator>
    <dc:date>2014-06-20T18:04:57</dc:date>
    <dc:creator>山田 用事</dc:creator>
    <meta:document-statistic meta:table-count="3" meta:cell-count="128" meta:object-count="0"/>
  </office:meta>
</office:document-meta>
</file>